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a24b" officeooo:paragraph-rsid="0016a24b"/>
    </style:style>
    <style:style style:name="P2" style:family="paragraph" style:parent-style-name="Standard">
      <style:text-properties officeooo:rsid="0016a24b" officeooo:paragraph-rsid="0018fdab"/>
    </style:style>
    <style:style style:name="P3" style:family="paragraph" style:parent-style-name="Standard">
      <style:text-properties officeooo:rsid="001774d0" officeooo:paragraph-rsid="001774d0"/>
    </style:style>
    <style:style style:name="P4" style:family="paragraph" style:parent-style-name="Standard">
      <style:text-properties officeooo:rsid="001774d0" officeooo:paragraph-rsid="001ddee5"/>
    </style:style>
    <style:style style:name="T1" style:family="text">
      <style:text-properties officeooo:rsid="001774d0"/>
    </style:style>
    <style:style style:name="T2" style:family="text">
      <style:text-properties officeooo:rsid="0018fdab"/>
    </style:style>
    <style:style style:name="T3" style:family="text">
      <style:text-properties officeooo:rsid="001ace17"/>
    </style:style>
    <style:style style:name="T4" style:family="text">
      <style:text-properties officeooo:rsid="001bf06c"/>
    </style:style>
    <style:style style:name="T5" style:family="text">
      <style:text-properties officeooo:rsid="001dde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As already published in this forum, </text:span>I am using th<text:span text:style-name="T5">e wire tensioning system </text:span>on my two printers since <text:span text:style-name="T5">6</text:span> month n<text:span text:style-name="T2">o</text:span>w, first on the D-Box <text:span text:style-name="T2">http://rouzeau.net/Print3D/DBox</text:span>, then on the Lily <text:span text:style-name="T2">http://rouzeau.net/Print3D/Lily</text:span>. </text:p>
      <text:p text:style-name="P2">Retainers are magnets on the D-Box, and rubbers bands on the Lily, to save weight. </text:p>
      <text:p text:style-name="P1"/>
      <text:p text:style-name="P1">The bowden tube tend to pull the hotend support for probe points at the largest diameter, so I had to increase the hotend support pulling value to a minimum. I settled to ~1kg for both machines.</text:p>
      <text:p text:style-name="P1"/>
      <text:p text:style-name="P1">The repeatability is very good in a fixed context, however, the load needed to operate the ‘sensor’ make you machine to deflect of a significant amount, giving a <text:span text:style-name="T1">probing</text:span> offset. As the machine deformations are not the same on all the bed area, you shall individualise offset for each probe point, with calibration done with the sheet paper method. </text:p>
      <text:p text:style-name="P1"/>
      <text:p text:style-name="P1">The offset variability depends a lot of the overall machine stiffness. For the D-Box, I had initially an offset of ~0.4~-0.5mm, with a variability of ~0.15mm. When I replaced the arms by stiffer ones (the weak point was the screwing in plastic <text:span text:style-name="T1">on the arms themselves</text:span>), that <text:s/>reduced <text:span text:style-name="T1">sufficiently </text:span>the offset <text:s/>var<text:span text:style-name="T1">i</text:span>ability between all point<text:span text:style-name="T2">s</text:span> tha<text:span text:style-name="T1">t</text:span> I abandoned individual <text:span text:style-name="T1">offset to a common one, which is now a constant of 0.5 mm for all probing points.</text:span></text:p>
      <text:p text:style-name="P1"/>
      <text:p text:style-name="P3">The Lily, while a smaller machine, is a bit less robust <text:s/>(its mechanics cames from the Fisher Delta) and the offset variability remains significant throughout the bed, with values ranging from 0.35 to 0.45 (I have eliminated one point which <text:span text:style-name="T2">is</text:span> off plane).</text:p>
      <text:p text:style-name="P3"/>
      <text:p text:style-name="P3">The only problems I experience<text:span text:style-name="T2">d</text:span> <text:span text:style-name="T4">so far</text:span> :</text:p>
      <text:p text:style-name="P3">*I had to retighten the standoffs as their screws tend to became loose with time. </text:p>
      <text:p text:style-name="P4">*<text:span text:style-name="T5">Heating the D-Box chamber (~70°C)/the bed (tested at 130°C) have driven to effector bending due to wire tension, needing to raise the effector to avoid magnet contacts making the sensor inoperative. The material used (PETG) cannot cope with these temperature tests. <text:s/></text:span></text:p>
      <text:p text:style-name="P4"><text:span text:style-name="T5">In the Lily « F », there is only yet an halogen spot of <text:s/>50W which raise slowly the chamber temperature to ~38°C while printing. I will install a heated <text:s/>bed of 100~120W, and will report the obtained temperature (expected below 55°C for Bed 100°C).</text:span></text:p>
      <text:p text:style-name="P3"/>
      <text:p text:style-name="P3"><text:s/>ABS may be a better material <text:span text:style-name="T5">than PETG</text:span>, but was not possible for me when I built both printers <text:span text:style-name="T5">(no heat be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1:57:20.714000000</meta:creation-date>
    <dc:date>2016-04-07T21:01:29.808000000</dc:date>
    <meta:editing-duration>PT2H3M35S</meta:editing-duration>
    <meta:editing-cycles>6</meta:editing-cycles>
    <meta:generator>LibreOffice/5.1.1.3$Windows_x86 LibreOffice_project/89f508ef3ecebd2cfb8e1def0f0ba9a803b88a6d</meta:generator>
    <meta:document-statistic meta:table-count="0" meta:image-count="0" meta:object-count="0" meta:page-count="1" meta:paragraph-count="11" meta:word-count="391" meta:character-count="2291" meta:non-whitespace-character-count="1898"/>
  </office:meta>
</office:document-meta>
</file>